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45pt"/>
    </style:style>
    <style:style style:name="co2" style:family="table-column">
      <style:table-column-properties fo:break-before="auto" style:column-width="145.9pt"/>
    </style:style>
    <style:style style:name="co3" style:family="table-column">
      <style:table-column-properties fo:break-before="auto" style:column-width="113.36pt"/>
    </style:style>
    <style:style style:name="co4" style:family="table-column">
      <style:table-column-properties fo:break-before="auto" style:column-width="248.94pt"/>
    </style:style>
    <style:style style:name="co5" style:family="table-column">
      <style:table-column-properties fo:break-before="auto" style:column-width="23.81pt"/>
    </style:style>
    <style:style style:name="co6" style:family="table-column">
      <style:table-column-properties fo:break-before="auto" style:column-width="37.25pt"/>
    </style:style>
    <style:style style:name="co7" style:family="table-column">
      <style:table-column-properties fo:break-before="auto" style:column-width="160.9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13.41pt" fo:break-before="auto" style:use-optimal-row-height="true"/>
    </style:style>
    <style:style style:name="ro7" style:family="table-row">
      <style:table-row-properties style:row-height="61.14pt" fo:break-before="auto" style:use-optimal-row-height="true"/>
    </style:style>
    <style:style style:name="ro8"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898c8"/>
    </style:style>
    <style:style style:name="ce31" style:family="table-cell" style:parent-style-name="Default">
      <style:table-cell-properties fo:background-color="#ccffcc"/>
    </style:style>
    <style:style style:name="ce32"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17"/>
        <table:table-column table:style-name="co7" table:default-cell-style-name="ce23"/>
        <table:table-column table:style-name="co8" table:default-cell-style-name="ce29"/>
        <table:table-column table:style-name="co9" table:number-columns-repeated="1016" table:default-cell-style-name="Default"/>
        <table:table-row table:style-name="ro1">
          <table:table-cell table:style-name="Default"/>
          <table:table-cell table:style-name="ce7" office:value-type="string">
            <text:p>UBL SelfBilledInvoice 2.0</text:p>
          </table:table-cell>
          <table:table-cell table:style-name="Default" table:number-columns-repeated="5"/>
          <table:table-cell table:style-name="ce24"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8" office:value-type="string" table:number-columns-spanned="1" table:number-rows-spanned="2">
            <text:p>UBL Name</text:p>
          </table:table-cell>
          <table:table-cell table:style-name="ce10" office:value-type="string" table:number-columns-spanned="1" table:number-rows-spanned="2">
            <text:p>UBL Definition</text:p>
          </table:table-cell>
          <table:table-cell table:style-name="ce12"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9" office:value-type="string" table:number-columns-spanned="2" table:number-rows-spanned="1">
            <text:p>Japanese</text:p>
          </table:table-cell>
          <table:covered-table-cell table:style-name="ce25"/>
          <table:table-cell table:number-columns-repeated="1016"/>
        </table:table-row>
        <table:table-row table:style-name="ro3">
          <table:covered-table-cell table:style-name="ce1"/>
          <table:covered-table-cell table:number-columns-repeated="2" table:style-name="ce9"/>
          <table:covered-table-cell table:style-name="ce11"/>
          <table:covered-table-cell table:style-name="ce13"/>
          <table:covered-table-cell table:style-name="ce14"/>
          <table:table-cell table:style-name="ce20" office:value-type="string">
            <text:p>Business Terms</text:p>
          </table:table-cell>
          <table:table-cell table:style-name="ce26"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Self Billed Invoice. Details</text:p>
          </table:table-cell>
          <table:table-cell table:style-name="ce2" office:value-type="string">
            <text:p>SelfBilledInvoice</text:p>
          </table:table-cell>
          <table:table-cell table:style-name="ce2" office:value-type="string">
            <text:p>The Invoice document created by the Customer (rather than the Supplier) in a Self Billing relationship.</text:p>
          </table:table-cell>
          <table:table-cell table:style-name="ce2"/>
          <table:table-cell table:style-name="ce15" office:value-type="string">
            <text:p>ABIE</text:p>
          </table:table-cell>
          <table:table-cell table:style-name="ce21" office:value-type="string">
            <text:p>発注者発行請求書</text:p>
          </table:table-cell>
          <table:table-cell table:style-name="ce27" office:value-type="string">
            <text:p>発注者発行請求の関係において（供給者ではなく）顧客が作成した請求書。</text:p>
          </table:table-cell>
          <table:table-cell table:style-name="ce30" table:number-columns-repeated="1016"/>
        </table:table-row>
        <table:table-row table:style-name="ro5">
          <table:table-cell table:style-name="ce3" office:value-type="float" office:value="2">
            <text:p>2</text:p>
          </table:table-cell>
          <table:table-cell table:style-name="ce3" office:value-type="string">
            <text:p>Self Billed Invoice. UBL Version Identifier. Identifier</text:p>
          </table:table-cell>
          <table:table-cell table:style-name="ce3" office:value-type="string">
            <text:p>UBLVersionID</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0..1</text:p>
          </table:table-cell>
          <table:table-cell table:style-name="ce16" office:value-type="string">
            <text:p>BBIE</text:p>
          </table:table-cell>
          <table:table-cell table:style-name="ce3" office:value-type="string">
            <text:p>UBL<text:span text:style-name="T1">バージョン</text:span><text:span text:style-name="T2">ID</text:span></text:p>
          </table:table-cell>
          <table:table-cell table:style-name="ce28" office:value-type="string">
            <text:p>本文書インスタンスに出現しうるすべての要素を定義している文書型に対するUBL 2 schemaの最も古い版数。</text:p>
          </table:table-cell>
          <table:table-cell table:number-columns-repeated="1016"/>
        </table:table-row>
        <table:table-row table:style-name="ro5">
          <table:table-cell table:style-name="ce3" office:value-type="float" office:value="3">
            <text:p>3</text:p>
          </table:table-cell>
          <table:table-cell table:style-name="ce3" office:value-type="string">
            <text:p>Self Billed Invoice. Customization Identifier. Identifier</text:p>
          </table:table-cell>
          <table:table-cell table:style-name="ce3" office:value-type="string">
            <text:p>CustomizationID</text:p>
          </table:table-cell>
          <table:table-cell table:style-name="ce3" office:value-type="string">
            <text:p>Identifies a user-defined customization of UBL for a specific use.</text:p>
          </table:table-cell>
          <table:table-cell table:style-name="ce3" office:value-type="string">
            <text:p>0..1</text:p>
          </table:table-cell>
          <table:table-cell table:style-name="ce16" office:value-type="string">
            <text:p>BBIE</text:p>
          </table:table-cell>
          <table:table-cell table:style-name="ce22" office:value-type="string">
            <text:p>カスタマイズ<text:span text:style-name="T2">ID</text:span></text:p>
          </table:table-cell>
          <table:table-cell table:style-name="ce28" office:value-type="string">
            <text:p>ユーザーが特別の利用のためにＵＢＬをカスタマイズした場合のカスタマイズの識別子。</text:p>
          </table:table-cell>
          <table:table-cell table:number-columns-repeated="1016"/>
        </table:table-row>
        <table:table-row table:style-name="ro4">
          <table:table-cell table:style-name="ce3" office:value-type="float" office:value="4">
            <text:p>4</text:p>
          </table:table-cell>
          <table:table-cell table:style-name="ce3" office:value-type="string">
            <text:p>Self Billed Invoice. Profile Identifier. Identifier</text:p>
          </table:table-cell>
          <table:table-cell table:style-name="ce3" office:value-type="string">
            <text:p>ProfileID</text:p>
          </table:table-cell>
          <table:table-cell table:style-name="ce3" office:value-type="string">
            <text:p>Identifies a user-defined profile of the customization of UBL being used.</text:p>
          </table:table-cell>
          <table:table-cell table:style-name="ce3" office:value-type="string">
            <text:p>0..1</text:p>
          </table:table-cell>
          <table:table-cell table:style-name="ce16" office:value-type="string">
            <text:p>BBIE</text:p>
          </table:table-cell>
          <table:table-cell table:style-name="ce22" office:value-type="string">
            <text:p>プロファイル<text:span text:style-name="T2">ID</text:span></text:p>
          </table:table-cell>
          <table:table-cell table:style-name="ce28" office:value-type="string">
            <text:p>使用されているUBLカスタマイゼーションを示すユーザ定義プロファイルの識別子。</text:p>
          </table:table-cell>
          <table:table-cell table:number-columns-repeated="1016"/>
        </table:table-row>
        <table:table-row table:style-name="ro6">
          <table:table-cell table:style-name="ce3" office:value-type="float" office:value="5">
            <text:p>5</text:p>
          </table:table-cell>
          <table:table-cell table:style-name="ce3" office:value-type="string">
            <text:p>Self Billed Invoice. Identifier</text:p>
          </table:table-cell>
          <table:table-cell table:style-name="ce3" office:value-type="string">
            <text:p>ID</text:p>
          </table:table-cell>
          <table:table-cell table:style-name="ce3" office:value-type="string">
            <text:p>An identifier for the Self Billed Invoice.</text:p>
          </table:table-cell>
          <table:table-cell table:style-name="ce3" office:value-type="float" office:value="1">
            <text:p>1</text:p>
          </table:table-cell>
          <table:table-cell table:style-name="ce16" office:value-type="string">
            <text:p>BBIE</text:p>
          </table:table-cell>
          <table:table-cell table:style-name="ce22" office:value-type="string">
            <text:p>発注者発行請求番号</text:p>
          </table:table-cell>
          <table:table-cell table:style-name="ce28" office:value-type="string">
            <text:p>発注者発行請求書の識別子。</text:p>
          </table:table-cell>
          <table:table-cell table:number-columns-repeated="1016"/>
        </table:table-row>
        <table:table-row table:style-name="ro4">
          <table:table-cell table:style-name="ce3" office:value-type="float" office:value="6">
            <text:p>6</text:p>
          </table:table-cell>
          <table:table-cell table:style-name="ce3" office:value-type="string">
            <text:p>Self Billed Invoice. Copy_ Indicator. Indicator</text:p>
          </table:table-cell>
          <table:table-cell table:style-name="ce3" office:value-type="string">
            <text:p>CopyIndicator</text:p>
          </table:table-cell>
          <table:table-cell table:style-name="ce3" office:value-type="string">
            <text:p>Indicates whether a document is a copy (true) or not (false).</text:p>
          </table:table-cell>
          <table:table-cell table:style-name="ce3" office:value-type="string">
            <text:p>0..1</text:p>
          </table:table-cell>
          <table:table-cell table:style-name="ce16" office:value-type="string">
            <text:p>BBIE</text:p>
          </table:table-cell>
          <table:table-cell table:style-name="ce22" office:value-type="string">
            <text:p>正／副区分</text:p>
          </table:table-cell>
          <table:table-cell table:style-name="ce28" office:value-type="string">
            <text:p>文書がコピー（<text:span text:style-name="T2">true</text:span><text:span text:style-name="T1">）かオリジナル（</text:span><text:span text:style-name="T2">false</text:span><text:span text:style-name="T1">）かを示す。</text:span></text:p>
          </table:table-cell>
          <table:table-cell table:number-columns-repeated="1016"/>
        </table:table-row>
        <table:table-row table:style-name="ro4">
          <table:table-cell table:style-name="ce3" office:value-type="float" office:value="7">
            <text:p>7</text:p>
          </table:table-cell>
          <table:table-cell table:style-name="ce3" office:value-type="string">
            <text:p>Self Billed Invoice. UUID. Identifier</text:p>
          </table:table-cell>
          <table:table-cell table:style-name="ce3" office:value-type="string">
            <text:p>UUID</text:p>
          </table:table-cell>
          <table:table-cell table:style-name="ce3" office:value-type="string">
            <text:p>A universally unique identifier for an instance of this ABIE.</text:p>
          </table:table-cell>
          <table:table-cell table:style-name="ce3" office:value-type="string">
            <text:p>0..1</text:p>
          </table:table-cell>
          <table:table-cell table:style-name="ce16" office:value-type="string">
            <text:p>BBIE</text:p>
          </table:table-cell>
          <table:table-cell table:style-name="ce3" office:value-type="string">
            <text:p>UUID</text:p>
          </table:table-cell>
          <table:table-cell table:style-name="ce28" office:value-type="string">
            <text:p>本<text:span text:style-name="T2">ABIE</text:span><text:span text:style-name="T1">のインスタンスを世界中で一意に識別する識別子</text:span><text:span text:style-name="T1">。</text:span></text:p>
          </table:table-cell>
          <table:table-cell table:number-columns-repeated="1016"/>
        </table:table-row>
        <table:table-row table:style-name="ro4">
          <table:table-cell table:style-name="ce3" office:value-type="float" office:value="8">
            <text:p>8</text:p>
          </table:table-cell>
          <table:table-cell table:style-name="ce3" office:value-type="string">
            <text:p>Self Billed Invoice. Issue Date. Date</text:p>
          </table:table-cell>
          <table:table-cell table:style-name="ce3" office:value-type="string">
            <text:p>IssueDate</text:p>
          </table:table-cell>
          <table:table-cell table:style-name="ce3" office:value-type="string">
            <text:p>The date on which the Self Billed Invoice was issued.</text:p>
          </table:table-cell>
          <table:table-cell table:style-name="ce3" office:value-type="float" office:value="1">
            <text:p>1</text:p>
          </table:table-cell>
          <table:table-cell table:style-name="ce16" office:value-type="string">
            <text:p>BBIE</text:p>
          </table:table-cell>
          <table:table-cell table:style-name="ce22" office:value-type="string">
            <text:p>発行日</text:p>
          </table:table-cell>
          <table:table-cell table:style-name="ce28" office:value-type="string">
            <text:p>発注者発行請求書の発行日。</text:p>
          </table:table-cell>
          <table:table-cell table:number-columns-repeated="1016"/>
        </table:table-row>
        <table:table-row table:style-name="ro4">
          <table:table-cell table:style-name="ce3" office:value-type="float" office:value="9">
            <text:p>9</text:p>
          </table:table-cell>
          <table:table-cell table:style-name="ce3" office:value-type="string">
            <text:p>Self Billed Invoice. Issue Time. Time</text:p>
          </table:table-cell>
          <table:table-cell table:style-name="ce3" office:value-type="string">
            <text:p>IssueTime</text:p>
          </table:table-cell>
          <table:table-cell table:style-name="ce3" office:value-type="string">
            <text:p>The time at which the Self Billed Invoice was issued.</text:p>
          </table:table-cell>
          <table:table-cell table:style-name="ce3" office:value-type="string">
            <text:p>0..1</text:p>
          </table:table-cell>
          <table:table-cell table:style-name="ce16" office:value-type="string">
            <text:p>BBIE</text:p>
          </table:table-cell>
          <table:table-cell table:style-name="ce22" office:value-type="string">
            <text:p>発行時刻</text:p>
          </table:table-cell>
          <table:table-cell table:style-name="ce28" office:value-type="string">
            <text:p>発注者発行請求書の発行時刻。</text:p>
          </table:table-cell>
          <table:table-cell table:number-columns-repeated="1016"/>
        </table:table-row>
        <table:table-row table:style-name="ro4">
          <table:table-cell table:style-name="ce3" office:value-type="float" office:value="10">
            <text:p>10</text:p>
          </table:table-cell>
          <table:table-cell table:style-name="ce3" office:value-type="string">
            <text:p>Self Billed Invoice. Tax Point Date. Date</text:p>
          </table:table-cell>
          <table:table-cell table:style-name="ce3" office:value-type="string">
            <text:p>TaxPointDate</text:p>
          </table:table-cell>
          <table:table-cell table:style-name="ce3" office:value-type="string">
            <text:p>The date of the invoice for tax purposes, in accordance with the applicable tax regulation.</text:p>
          </table:table-cell>
          <table:table-cell table:style-name="ce3" office:value-type="string">
            <text:p>0..1</text:p>
          </table:table-cell>
          <table:table-cell table:style-name="ce16" office:value-type="string">
            <text:p>BBIE</text:p>
          </table:table-cell>
          <table:table-cell table:style-name="ce22" office:value-type="string">
            <text:p>課税日</text:p>
          </table:table-cell>
          <table:table-cell table:style-name="ce28" office:value-type="string">
            <text:p>税金の目的のための請求書の日付。適用される税法に従う。</text:p>
          </table:table-cell>
          <table:table-cell table:number-columns-repeated="1016"/>
        </table:table-row>
        <table:table-row table:style-name="ro4">
          <table:table-cell table:style-name="ce3" office:value-type="float" office:value="11">
            <text:p>11</text:p>
          </table:table-cell>
          <table:table-cell table:style-name="ce3" office:value-type="string">
            <text:p>Self Billed Invoice. Invoice Type Code. Code</text:p>
          </table:table-cell>
          <table:table-cell table:style-name="ce3" office:value-type="string">
            <text:p>InvoiceTypeCode</text:p>
          </table:table-cell>
          <table:table-cell table:style-name="ce3" office:value-type="string">
            <text:p>Identifies the type of the invoice by a code.</text:p>
          </table:table-cell>
          <table:table-cell table:style-name="ce3" office:value-type="string">
            <text:p>0..1</text:p>
          </table:table-cell>
          <table:table-cell table:style-name="ce16" office:value-type="string">
            <text:p>BBIE</text:p>
          </table:table-cell>
          <table:table-cell table:style-name="ce22" office:value-type="string">
            <text:p>請求書種別コード</text:p>
          </table:table-cell>
          <table:table-cell table:style-name="ce28" office:value-type="string">
            <text:p>請求書の種別を指定するコード。</text:p>
          </table:table-cell>
          <table:table-cell table:number-columns-repeated="1016"/>
        </table:table-row>
        <table:table-row table:style-name="ro7">
          <table:table-cell table:style-name="ce3" office:value-type="float" office:value="12">
            <text:p>12</text:p>
          </table:table-cell>
          <table:table-cell table:style-name="ce3" office:value-type="string">
            <text:p>Self Billed Invoice. Note. Text</text:p>
          </table:table-cell>
          <table:table-cell table:style-name="ce3" office:value-type="string">
            <text:p>Note</text:p>
          </table:table-cell>
          <table:table-cell table:style-name="ce3"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style-name="ce3" office:value-type="string">
            <text:p>0..n</text:p>
          </table:table-cell>
          <table:table-cell table:style-name="ce16" office:value-type="string">
            <text:p>BBIE</text:p>
          </table:table-cell>
          <table:table-cell table:style-name="ce22" office:value-type="string">
            <text:p>備考</text:p>
          </table:table-cell>
          <table:table-cell table:style-name="ce28" office:value-type="string">
            <text:p>発注者発行請求書に関する自由形式のテキスト。この項目には，他の構造に明示的に含まれていない備考や類似の情報を入れてもよい。</text:p>
          </table:table-cell>
          <table:table-cell table:number-columns-repeated="1016"/>
        </table:table-row>
        <table:table-row table:style-name="ro5">
          <table:table-cell table:style-name="ce3" office:value-type="float" office:value="13">
            <text:p>13</text:p>
          </table:table-cell>
          <table:table-cell table:style-name="ce3" office:value-type="string">
            <text:p>Self Billed Invoice. Document_ Currency Code. Code</text:p>
          </table:table-cell>
          <table:table-cell table:style-name="ce3" office:value-type="string">
            <text:p>DocumentCurrencyCode</text:p>
          </table:table-cell>
          <table:table-cell table:style-name="ce3" office:value-type="string">
            <text:p>The currency in which the Invoice is presented. This may be the same currency as the pricing or as the tax.</text:p>
          </table:table-cell>
          <table:table-cell table:style-name="ce3" office:value-type="string">
            <text:p>0..1</text:p>
          </table:table-cell>
          <table:table-cell table:style-name="ce16" office:value-type="string">
            <text:p>BBIE</text:p>
          </table:table-cell>
          <table:table-cell table:style-name="ce22" office:value-type="string">
            <text:p>文書通貨コード</text:p>
          </table:table-cell>
          <table:table-cell table:style-name="ce28" office:value-type="string">
            <text:p>発注者発行請求書に提示される通貨。これは価格通貨コードか課税通貨コードと同じであってもよい。</text:p>
          </table:table-cell>
          <table:table-cell table:number-columns-repeated="1016"/>
        </table:table-row>
        <table:table-row table:style-name="ro4">
          <table:table-cell table:style-name="ce3" office:value-type="float" office:value="14">
            <text:p>14</text:p>
          </table:table-cell>
          <table:table-cell table:style-name="ce3" office:value-type="string">
            <text:p>Self Billed Invoice. Tax_ Currency Code. Code</text:p>
          </table:table-cell>
          <table:table-cell table:style-name="ce3" office:value-type="string">
            <text:p>TaxCurrencyCode</text:p>
          </table:table-cell>
          <table:table-cell table:style-name="ce3" office:value-type="string">
            <text:p>The currency used for tax amounts in the Invoice.</text:p>
          </table:table-cell>
          <table:table-cell table:style-name="ce3" office:value-type="string">
            <text:p>0..1</text:p>
          </table:table-cell>
          <table:table-cell table:style-name="ce16" office:value-type="string">
            <text:p>BBIE</text:p>
          </table:table-cell>
          <table:table-cell table:style-name="ce22" office:value-type="string">
            <text:p>課税通貨コード</text:p>
          </table:table-cell>
          <table:table-cell table:style-name="ce28" office:value-type="string">
            <text:p>請求書の課税額に使用される通貨。</text:p>
          </table:table-cell>
          <table:table-cell table:number-columns-repeated="1016"/>
        </table:table-row>
        <table:table-row table:style-name="ro4">
          <table:table-cell table:style-name="ce3" office:value-type="float" office:value="15">
            <text:p>15</text:p>
          </table:table-cell>
          <table:table-cell table:style-name="ce3" office:value-type="string">
            <text:p>Self Billed Invoice. Pricing_ Currency Code. Code</text:p>
          </table:table-cell>
          <table:table-cell table:style-name="ce3" office:value-type="string">
            <text:p>PricingCurrencyCode</text:p>
          </table:table-cell>
          <table:table-cell table:style-name="ce3" office:value-type="string">
            <text:p>The currency used for prices in the Invoice.</text:p>
          </table:table-cell>
          <table:table-cell table:style-name="ce3" office:value-type="string">
            <text:p>0..1</text:p>
          </table:table-cell>
          <table:table-cell table:style-name="ce16" office:value-type="string">
            <text:p>BBIE</text:p>
          </table:table-cell>
          <table:table-cell table:style-name="ce22" office:value-type="string">
            <text:p>価格通貨コード</text:p>
          </table:table-cell>
          <table:table-cell table:style-name="ce28" office:value-type="string">
            <text:p>請求書の価格に使用される通貨。</text:p>
          </table:table-cell>
          <table:table-cell table:number-columns-repeated="1016"/>
        </table:table-row>
        <table:table-row table:style-name="ro4">
          <table:table-cell table:style-name="ce3" office:value-type="float" office:value="16">
            <text:p>16</text:p>
          </table:table-cell>
          <table:table-cell table:style-name="ce3" office:value-type="string">
            <text:p>Self Billed Invoice. Payment_ Currency Code. Code</text:p>
          </table:table-cell>
          <table:table-cell table:style-name="ce3" office:value-type="string">
            <text:p>PaymentCurrencyCode</text:p>
          </table:table-cell>
          <table:table-cell table:style-name="ce3" office:value-type="string">
            <text:p>The currency used for payment in the Invoice.</text:p>
          </table:table-cell>
          <table:table-cell table:style-name="ce3" office:value-type="string">
            <text:p>0..1</text:p>
          </table:table-cell>
          <table:table-cell table:style-name="ce16" office:value-type="string">
            <text:p>BBIE</text:p>
          </table:table-cell>
          <table:table-cell table:style-name="ce22" office:value-type="string">
            <text:p>支払通貨コード</text:p>
          </table:table-cell>
          <table:table-cell table:style-name="ce28" office:value-type="string">
            <text:p>請求書の支払に使用される通貨。</text:p>
          </table:table-cell>
          <table:table-cell table:number-columns-repeated="1016"/>
        </table:table-row>
        <table:table-row table:style-name="ro5">
          <table:table-cell table:style-name="ce3" office:value-type="float" office:value="17">
            <text:p>17</text:p>
          </table:table-cell>
          <table:table-cell table:style-name="ce3" office:value-type="string">
            <text:p>Self Billed Invoice. Payment Alternative_ Currency Code. Code</text:p>
          </table:table-cell>
          <table:table-cell table:style-name="ce3" office:value-type="string">
            <text:p>PaymentAlternativeCurrencyCode</text:p>
          </table:table-cell>
          <table:table-cell table:style-name="ce3" office:value-type="string">
            <text:p>The alternative currency used for payment in the Invoice.</text:p>
          </table:table-cell>
          <table:table-cell table:style-name="ce3" office:value-type="string">
            <text:p>0..1</text:p>
          </table:table-cell>
          <table:table-cell table:style-name="ce16" office:value-type="string">
            <text:p>BBIE</text:p>
          </table:table-cell>
          <table:table-cell table:style-name="ce22" office:value-type="string">
            <text:p>支払代替通貨コード</text:p>
          </table:table-cell>
          <table:table-cell table:style-name="ce28" office:value-type="string">
            <text:p>請求書の支払に使用される代替通貨。</text:p>
          </table:table-cell>
          <table:table-cell table:number-columns-repeated="1016"/>
        </table:table-row>
        <table:table-row table:style-name="ro4">
          <table:table-cell table:style-name="ce3" office:value-type="float" office:value="18">
            <text:p>18</text:p>
          </table:table-cell>
          <table:table-cell table:style-name="ce3" office:value-type="string">
            <text:p>Self Billed Invoice. Accounting Cost Code. Code</text:p>
          </table:table-cell>
          <table:table-cell table:style-name="ce3" office:value-type="string">
            <text:p>AccountingCostCode</text:p>
          </table:table-cell>
          <table:table-cell table:style-name="ce3" office:value-type="string">
            <text:p>An accounting cost code applied to the Invoice as a whole.</text:p>
          </table:table-cell>
          <table:table-cell table:style-name="ce3" office:value-type="string">
            <text:p>0..1</text:p>
          </table:table-cell>
          <table:table-cell table:style-name="ce16" office:value-type="string">
            <text:p>BBIE</text:p>
          </table:table-cell>
          <table:table-cell table:style-name="ce22" office:value-type="string">
            <text:p>会計費目コード</text:p>
          </table:table-cell>
          <table:table-cell table:style-name="ce28" office:value-type="string">
            <text:p>請求書の全体に適用される会計費用コード。</text:p>
          </table:table-cell>
          <table:table-cell table:number-columns-repeated="1016"/>
        </table:table-row>
        <table:table-row table:style-name="ro4">
          <table:table-cell table:style-name="ce3" office:value-type="float" office:value="19">
            <text:p>19</text:p>
          </table:table-cell>
          <table:table-cell table:style-name="ce3" office:value-type="string">
            <text:p>Self Billed Invoice. Accounting Cost. Text</text:p>
          </table:table-cell>
          <table:table-cell table:style-name="ce3" office:value-type="string">
            <text:p>AccountingCost</text:p>
          </table:table-cell>
          <table:table-cell table:style-name="ce3" office:value-type="string">
            <text:p>An accounting cost code applied to the Invoice as a whole.</text:p>
          </table:table-cell>
          <table:table-cell table:style-name="ce3" office:value-type="string">
            <text:p>0..1</text:p>
          </table:table-cell>
          <table:table-cell table:style-name="ce16" office:value-type="string">
            <text:p>BBIE</text:p>
          </table:table-cell>
          <table:table-cell table:style-name="ce22" office:value-type="string">
            <text:p>会計費目記述</text:p>
          </table:table-cell>
          <table:table-cell table:style-name="ce28" office:value-type="string">
            <text:p>請求書の全体に適用される発注者の会計コードで、テキストで表現される。</text:p>
          </table:table-cell>
          <table:table-cell table:number-columns-repeated="1016"/>
        </table:table-row>
        <table:table-row table:style-name="ro4">
          <table:table-cell table:style-name="ce3" office:value-type="float" office:value="20">
            <text:p>20</text:p>
          </table:table-cell>
          <table:table-cell table:style-name="ce3" office:value-type="string">
            <text:p>Self Billed Invoice. Line Count. Numeric</text:p>
          </table:table-cell>
          <table:table-cell table:style-name="ce3" office:value-type="string">
            <text:p>LineCountNumeric</text:p>
          </table:table-cell>
          <table:table-cell table:style-name="ce3" office:value-type="string">
            <text:p>The number of lines in the document.</text:p>
          </table:table-cell>
          <table:table-cell table:style-name="ce3" office:value-type="string">
            <text:p>0..1</text:p>
          </table:table-cell>
          <table:table-cell table:style-name="ce16" office:value-type="string">
            <text:p>BBIE</text:p>
          </table:table-cell>
          <table:table-cell table:style-name="ce22" office:value-type="string">
            <text:p>明細行数</text:p>
          </table:table-cell>
          <table:table-cell table:style-name="ce28" office:value-type="string">
            <text:p>文書中の明細行の個数。</text:p>
          </table:table-cell>
          <table:table-cell table:number-columns-repeated="1016"/>
        </table:table-row>
        <table:table-row table:style-name="ro4">
          <table:table-cell office:value-type="float" office:value="21">
            <text:p>21</text:p>
          </table:table-cell>
          <table:table-cell office:value-type="string">
            <text:p>Self Billed Invoice. Invoice_ Period. Period</text:p>
          </table:table-cell>
          <table:table-cell office:value-type="string">
            <text:p>InvoicePeriod</text:p>
          </table:table-cell>
          <table:table-cell office:value-type="string">
            <text:p>An association to period(s) to which the Self Billed Invoice applies.</text:p>
          </table:table-cell>
          <table:table-cell office:value-type="string">
            <text:p>0..n</text:p>
          </table:table-cell>
          <table:table-cell office:value-type="string">
            <text:p>ASBIE</text:p>
          </table:table-cell>
          <table:table-cell office:value-type="string">
            <text:p>請求書有効期間</text:p>
          </table:table-cell>
          <table:table-cell office:value-type="string">
            <text:p>発注者発行請求が有効な期間への関連。</text:p>
          </table:table-cell>
          <table:table-cell table:style-name="ce31" table:number-columns-repeated="1016"/>
        </table:table-row>
        <table:table-row table:style-name="ro4">
          <table:table-cell office:value-type="float" office:value="22">
            <text:p>22</text:p>
          </table:table-cell>
          <table:table-cell office:value-type="string">
            <text:p>Self Billed Invoice. Order Reference</text:p>
          </table:table-cell>
          <table:table-cell office:value-type="string">
            <text:p>OrderReference</text:p>
          </table:table-cell>
          <table:table-cell office:value-type="string">
            <text:p>An association to Order Reference.</text:p>
          </table:table-cell>
          <table:table-cell office:value-type="string">
            <text:p>0..1</text:p>
          </table:table-cell>
          <table:table-cell office:value-type="string">
            <text:p>ASBIE</text:p>
          </table:table-cell>
          <table:table-cell office:value-type="string">
            <text:p>注文参照</text:p>
          </table:table-cell>
          <table:table-cell office:value-type="string">
            <text:p>注文参照への関連。</text:p>
          </table:table-cell>
          <table:table-cell table:style-name="ce31" table:number-columns-repeated="1016"/>
        </table:table-row>
        <table:table-row table:style-name="ro4">
          <table:table-cell office:value-type="float" office:value="23">
            <text:p>23</text:p>
          </table:table-cell>
          <table:table-cell office:value-type="string">
            <text:p>Self Billed Invoice. Billing Reference</text:p>
          </table:table-cell>
          <table:table-cell office:value-type="string">
            <text:p>BillingReference</text:p>
          </table:table-cell>
          <table:table-cell office:value-type="string">
            <text:p>An association to Billing Reference.</text:p>
          </table:table-cell>
          <table:table-cell office:value-type="string">
            <text:p>0..n</text:p>
          </table:table-cell>
          <table:table-cell office:value-type="string">
            <text:p>ASBIE</text:p>
          </table:table-cell>
          <table:table-cell office:value-type="string">
            <text:p>請求参照</text:p>
          </table:table-cell>
          <table:table-cell office:value-type="string">
            <text:p>請求参照への関連。</text:p>
          </table:table-cell>
          <table:table-cell table:style-name="ce31" table:number-columns-repeated="1016"/>
        </table:table-row>
        <table:table-row table:style-name="ro5">
          <table:table-cell office:value-type="float" office:value="24">
            <text:p>24</text:p>
          </table:table-cell>
          <table:table-cell office:value-type="string">
            <text:p>Self Billed Invoice. Contract_ Document Reference. Document Reference</text:p>
          </table:table-cell>
          <table:table-cell office:value-type="string">
            <text:p>ContractDocumentReference</text:p>
          </table:table-cell>
          <table:table-cell office:value-type="string">
            <text:p>An associative reference to Contract.</text:p>
          </table:table-cell>
          <table:table-cell office:value-type="string">
            <text:p>0..n</text:p>
          </table:table-cell>
          <table:table-cell office:value-type="string">
            <text:p>ASBIE</text:p>
          </table:table-cell>
          <table:table-cell office:value-type="string">
            <text:p>契約文書参照</text:p>
          </table:table-cell>
          <table:table-cell office:value-type="string">
            <text:p>契約を参照する関連。</text:p>
          </table:table-cell>
          <table:table-cell table:style-name="ce31" table:number-columns-repeated="1016"/>
        </table:table-row>
        <table:table-row table:style-name="ro5">
          <table:table-cell office:value-type="float" office:value="25">
            <text:p>25</text:p>
          </table:table-cell>
          <table:table-cell office:value-type="string">
            <text:p>Self Billed Invoice. Despatch_ Document Reference. Document Reference</text:p>
          </table:table-cell>
          <table:table-cell office:value-type="string">
            <text:p>DespatchDocumentReference</text:p>
          </table:table-cell>
          <table:table-cell office:value-type="string">
            <text:p>An associative reference to Despatch Advice.</text:p>
          </table:table-cell>
          <table:table-cell office:value-type="string">
            <text:p>0..n</text:p>
          </table:table-cell>
          <table:table-cell office:value-type="string">
            <text:p>ASBIE</text:p>
          </table:table-cell>
          <table:table-cell office:value-type="string">
            <text:p>出荷通知文書参照</text:p>
          </table:table-cell>
          <table:table-cell office:value-type="string">
            <text:p>出荷通知を参照する関連。</text:p>
          </table:table-cell>
          <table:table-cell table:style-name="ce31" table:number-columns-repeated="1016"/>
        </table:table-row>
        <table:table-row table:style-name="ro5">
          <table:table-cell office:value-type="float" office:value="26">
            <text:p>26</text:p>
          </table:table-cell>
          <table:table-cell office:value-type="string">
            <text:p>Self Billed Invoice. Receipt_ Document Reference. Document Reference</text:p>
          </table:table-cell>
          <table:table-cell office:value-type="string">
            <text:p>ReceiptDocumentReference</text:p>
          </table:table-cell>
          <table:table-cell office:value-type="string">
            <text:p>An associative reference to Receipt Advice.</text:p>
          </table:table-cell>
          <table:table-cell office:value-type="string">
            <text:p>0..n</text:p>
          </table:table-cell>
          <table:table-cell office:value-type="string">
            <text:p>ASBIE</text:p>
          </table:table-cell>
          <table:table-cell office:value-type="string">
            <text:p>入荷通知文書参照</text:p>
          </table:table-cell>
          <table:table-cell office:value-type="string">
            <text:p>入荷通知を参照する関連。</text:p>
          </table:table-cell>
          <table:table-cell table:style-name="ce31" table:number-columns-repeated="1016"/>
        </table:table-row>
        <table:table-row table:style-name="ro5">
          <table:table-cell office:value-type="float" office:value="27">
            <text:p>27</text:p>
          </table:table-cell>
          <table:table-cell office:value-type="string">
            <text:p>Self Billed Invoice. Statement_ Document Reference. Document Reference</text:p>
          </table:table-cell>
          <table:table-cell office:value-type="string">
            <text:p>StatementDocumentReference</text:p>
          </table:table-cell>
          <table:table-cell office:value-type="string">
            <text:p>An associative reference to Statement</text:p>
          </table:table-cell>
          <table:table-cell office:value-type="string">
            <text:p>0..n</text:p>
          </table:table-cell>
          <table:table-cell office:value-type="string">
            <text:p>ASBIE</text:p>
          </table:table-cell>
          <table:table-cell office:value-type="string">
            <text:p>入金情報文書参照</text:p>
          </table:table-cell>
          <table:table-cell office:value-type="string">
            <text:p>入金情報を参照する関連。</text:p>
          </table:table-cell>
          <table:table-cell table:style-name="ce31" table:number-columns-repeated="1016"/>
        </table:table-row>
        <table:table-row table:style-name="ro5">
          <table:table-cell office:value-type="float" office:value="28">
            <text:p>28</text:p>
          </table:table-cell>
          <table:table-cell office:value-type="string">
            <text:p>Self Billed Invoice. Originator_ Document Reference. Document Reference</text:p>
          </table:table-cell>
          <table:table-cell office:value-type="string">
            <text:p>OriginatorDocumentReference</text:p>
          </table:table-cell>
          <table:table-cell office:value-type="string">
            <text:p>An associative reference to Originator Document.</text:p>
          </table:table-cell>
          <table:table-cell office:value-type="string">
            <text:p>0..n</text:p>
          </table:table-cell>
          <table:table-cell office:value-type="string">
            <text:p>ASBIE</text:p>
          </table:table-cell>
          <table:table-cell office:value-type="string">
            <text:p>エンドユーザー文書参照</text:p>
          </table:table-cell>
          <table:table-cell office:value-type="string">
            <text:p>エンドユーザー文書を参照する関連。</text:p>
          </table:table-cell>
          <table:table-cell table:style-name="ce31" table:number-columns-repeated="1016"/>
        </table:table-row>
        <table:table-row table:style-name="ro5">
          <table:table-cell office:value-type="float" office:value="29">
            <text:p>29</text:p>
          </table:table-cell>
          <table:table-cell office:value-type="string">
            <text:p>Self Billed Invoice. Additional_ Document Reference. Document Reference</text:p>
          </table:table-cell>
          <table:table-cell office:value-type="string">
            <text:p>AdditionalDocumentReference</text:p>
          </table:table-cell>
          <table:table-cell office:value-type="string">
            <text:p>An associative reference to Additional Document.</text:p>
          </table:table-cell>
          <table:table-cell office:value-type="string">
            <text:p>0..n</text:p>
          </table:table-cell>
          <table:table-cell office:value-type="string">
            <text:p>ASBIE</text:p>
          </table:table-cell>
          <table:table-cell office:value-type="string">
            <text:p>付加文書参照</text:p>
          </table:table-cell>
          <table:table-cell office:value-type="string">
            <text:p>付加文書を参照する関連。</text:p>
          </table:table-cell>
          <table:table-cell table:style-name="ce31" table:number-columns-repeated="1016"/>
        </table:table-row>
        <table:table-row table:style-name="ro6">
          <table:table-cell office:value-type="float" office:value="30">
            <text:p>30</text:p>
          </table:table-cell>
          <table:table-cell office:value-type="string">
            <text:p>Self Billed Invoice. Signature</text:p>
          </table:table-cell>
          <table:table-cell office:value-type="string">
            <text:p>Signature</text:p>
          </table:table-cell>
          <table:table-cell office:value-type="string">
            <text:p>An association to Signature.</text:p>
          </table:table-cell>
          <table:table-cell office:value-type="string">
            <text:p>0..n</text:p>
          </table:table-cell>
          <table:table-cell office:value-type="string">
            <text:p>ASBIE</text:p>
          </table:table-cell>
          <table:table-cell office:value-type="string">
            <text:p>署名</text:p>
          </table:table-cell>
          <table:table-cell office:value-type="string">
            <text:p>署名への関連。</text:p>
          </table:table-cell>
          <table:table-cell table:style-name="ce31" table:number-columns-repeated="1016"/>
        </table:table-row>
        <table:table-row table:style-name="ro5">
          <table:table-cell office:value-type="float" office:value="31">
            <text:p>31</text:p>
          </table:table-cell>
          <table:table-cell office:value-type="string">
            <text:p>Self Billed Invoice. Accounting_ Customer Party. Customer Party</text:p>
          </table:table-cell>
          <table:table-cell office:value-type="string">
            <text:p>AccountingCustomerParty</text:p>
          </table:table-cell>
          <table:table-cell office:value-type="string">
            <text:p>An association to Accounting Customer Party.</text:p>
          </table:table-cell>
          <table:table-cell office:value-type="string">
            <text:p>1</text:p>
          </table:table-cell>
          <table:table-cell office:value-type="string">
            <text:p>ASBIE</text:p>
          </table:table-cell>
          <table:table-cell office:value-type="string">
            <text:p>会計顧客</text:p>
          </table:table-cell>
          <table:table-cell office:value-type="string">
            <text:p>会計顧客への関連。</text:p>
          </table:table-cell>
          <table:table-cell table:style-name="ce31" table:number-columns-repeated="1016"/>
        </table:table-row>
        <table:table-row table:style-name="ro4">
          <table:table-cell office:value-type="float" office:value="32">
            <text:p>32</text:p>
          </table:table-cell>
          <table:table-cell office:value-type="string">
            <text:p>Self Billed Invoice. Accounting_ Supplier Party. Supplier Party</text:p>
          </table:table-cell>
          <table:table-cell office:value-type="string">
            <text:p>AccountingSupplierParty</text:p>
          </table:table-cell>
          <table:table-cell office:value-type="string">
            <text:p>An association to Accounting Supplier Party.</text:p>
          </table:table-cell>
          <table:table-cell office:value-type="string">
            <text:p>1</text:p>
          </table:table-cell>
          <table:table-cell office:value-type="string">
            <text:p>ASBIE</text:p>
          </table:table-cell>
          <table:table-cell office:value-type="string">
            <text:p>会計供給者</text:p>
          </table:table-cell>
          <table:table-cell office:value-type="string">
            <text:p>会計供給者への関連。</text:p>
          </table:table-cell>
          <table:table-cell table:style-name="ce31" table:number-columns-repeated="1016"/>
        </table:table-row>
        <table:table-row table:style-name="ro5">
          <table:table-cell office:value-type="float" office:value="33">
            <text:p>33</text:p>
          </table:table-cell>
          <table:table-cell office:value-type="string">
            <text:p>Self Billed Invoice. Buyer_ Customer Party. Customer Party</text:p>
          </table:table-cell>
          <table:table-cell office:value-type="string">
            <text:p>BuyerCustomerParty</text:p>
          </table:table-cell>
          <table:table-cell office:value-type="string">
            <text:p>Associates the Invoice with information about the buyer involved in the transaction.</text:p>
          </table:table-cell>
          <table:table-cell office:value-type="string">
            <text:p>0..1</text:p>
          </table:table-cell>
          <table:table-cell office:value-type="string">
            <text:p>ASBIE</text:p>
          </table:table-cell>
          <table:table-cell office:value-type="string">
            <text:p>発注者顧客</text:p>
          </table:table-cell>
          <table:table-cell office:value-type="string">
            <text:p>発注者への関連。</text:p>
          </table:table-cell>
          <table:table-cell table:style-name="ce31" table:number-columns-repeated="1016"/>
        </table:table-row>
        <table:table-row table:style-name="ro4">
          <table:table-cell office:value-type="float" office:value="34">
            <text:p>34</text:p>
          </table:table-cell>
          <table:table-cell office:value-type="string">
            <text:p>Self Billed Invoice. Seller_ Supplier Party. Supplier Party</text:p>
          </table:table-cell>
          <table:table-cell office:value-type="string">
            <text:p>SellerSupplierParty</text:p>
          </table:table-cell>
          <table:table-cell office:value-type="string">
            <text:p>Associates the Invoice with information about the seller involved in the transaction.</text:p>
          </table:table-cell>
          <table:table-cell office:value-type="string">
            <text:p>0..1</text:p>
          </table:table-cell>
          <table:table-cell office:value-type="string">
            <text:p>ASBIE</text:p>
          </table:table-cell>
          <table:table-cell office:value-type="string">
            <text:p>受注者供給者</text:p>
          </table:table-cell>
          <table:table-cell office:value-type="string">
            <text:p>受注者への関連。</text:p>
          </table:table-cell>
          <table:table-cell table:style-name="ce31" table:number-columns-repeated="1016"/>
        </table:table-row>
        <table:table-row table:style-name="ro4">
          <table:table-cell office:value-type="float" office:value="35">
            <text:p>35</text:p>
          </table:table-cell>
          <table:table-cell office:value-type="string">
            <text:p>Self Billed Invoice. Payee_ Party. Party</text:p>
          </table:table-cell>
          <table:table-cell office:value-type="string">
            <text:p>PayeeParty</text:p>
          </table:table-cell>
          <table:table-cell office:value-type="string">
            <text:p>Associates the Invoice with information about the payee involved in the transaction.</text:p>
          </table:table-cell>
          <table:table-cell office:value-type="string">
            <text:p>0..1</text:p>
          </table:table-cell>
          <table:table-cell office:value-type="string">
            <text:p>ASBIE</text:p>
          </table:table-cell>
          <table:table-cell office:value-type="string">
            <text:p>被支払者</text:p>
          </table:table-cell>
          <table:table-cell office:value-type="string">
            <text:p>被支払者への関連。</text:p>
          </table:table-cell>
          <table:table-cell table:style-name="ce31" table:number-columns-repeated="1016"/>
        </table:table-row>
        <table:table-row table:style-name="ro4">
          <table:table-cell office:value-type="float" office:value="36">
            <text:p>36</text:p>
          </table:table-cell>
          <table:table-cell office:value-type="string">
            <text:p>Self Billed Invoice. Tax Representative_ Party. Party</text:p>
          </table:table-cell>
          <table:table-cell office:value-type="string">
            <text:p>TaxRepresentativeParty</text:p>
          </table:table-cell>
          <table:table-cell office:value-type="string">
            <text:p>An association to the Tax Representative.</text:p>
          </table:table-cell>
          <table:table-cell office:value-type="string">
            <text:p>0..1</text:p>
          </table:table-cell>
          <table:table-cell office:value-type="string">
            <text:p>ASBIE</text:p>
          </table:table-cell>
          <table:table-cell office:value-type="string">
            <text:p>税務代理者</text:p>
          </table:table-cell>
          <table:table-cell office:value-type="string">
            <text:p>税務代理者への関連。</text:p>
          </table:table-cell>
          <table:table-cell table:style-name="ce31" table:number-columns-repeated="1016"/>
        </table:table-row>
        <table:table-row table:style-name="ro4">
          <table:table-cell office:value-type="float" office:value="37">
            <text:p>37</text:p>
          </table:table-cell>
          <table:table-cell office:value-type="string">
            <text:p>Self Billed Invoice. Delivery</text:p>
          </table:table-cell>
          <table:table-cell office:value-type="string">
            <text:p>Delivery</text:p>
          </table:table-cell>
          <table:table-cell office:value-type="string">
            <text:p>Associates the overall Invoice with the details of a delivery (or deliveries).</text:p>
          </table:table-cell>
          <table:table-cell office:value-type="string">
            <text:p>0..n</text:p>
          </table:table-cell>
          <table:table-cell office:value-type="string">
            <text:p>ASBIE</text:p>
          </table:table-cell>
          <table:table-cell office:value-type="string">
            <text:p>納入</text:p>
          </table:table-cell>
          <table:table-cell office:value-type="string">
            <text:p>納入への関連。</text:p>
          </table:table-cell>
          <table:table-cell table:style-name="ce31" table:number-columns-repeated="1016"/>
        </table:table-row>
        <table:table-row table:style-name="ro4">
          <table:table-cell office:value-type="float" office:value="38">
            <text:p>38</text:p>
          </table:table-cell>
          <table:table-cell office:value-type="string">
            <text:p>Self Billed Invoice. Delivery Terms</text:p>
          </table:table-cell>
          <table:table-cell office:value-type="string">
            <text:p>DeliveryTerms</text:p>
          </table:table-cell>
          <table:table-cell office:value-type="string">
            <text:p>Associates the Invoice with the delivery terms applicable/required.</text:p>
          </table:table-cell>
          <table:table-cell office:value-type="string">
            <text:p>0..n</text:p>
          </table:table-cell>
          <table:table-cell office:value-type="string">
            <text:p>ASBIE</text:p>
          </table:table-cell>
          <table:table-cell office:value-type="string">
            <text:p>納入条件</text:p>
          </table:table-cell>
          <table:table-cell office:value-type="string">
            <text:p>納入条件への関連。</text:p>
          </table:table-cell>
          <table:table-cell table:style-name="ce31" table:number-columns-repeated="1016"/>
        </table:table-row>
        <table:table-row table:style-name="ro4">
          <table:table-cell office:value-type="float" office:value="39">
            <text:p>39</text:p>
          </table:table-cell>
          <table:table-cell office:value-type="string">
            <text:p>Self Billed Invoice. Payment Means</text:p>
          </table:table-cell>
          <table:table-cell office:value-type="string">
            <text:p>PaymentMeans</text:p>
          </table:table-cell>
          <table:table-cell office:value-type="string">
            <text:p>Associates the Invoice with the expected means of payment.</text:p>
          </table:table-cell>
          <table:table-cell office:value-type="string">
            <text:p>0..1</text:p>
          </table:table-cell>
          <table:table-cell office:value-type="string">
            <text:p>ASBIE</text:p>
          </table:table-cell>
          <table:table-cell office:value-type="string">
            <text:p>支払方法</text:p>
          </table:table-cell>
          <table:table-cell office:value-type="string">
            <text:p>支払条件への関連。</text:p>
          </table:table-cell>
          <table:table-cell table:style-name="ce31" table:number-columns-repeated="1016"/>
        </table:table-row>
        <table:table-row table:style-name="ro4">
          <table:table-cell office:value-type="float" office:value="40">
            <text:p>40</text:p>
          </table:table-cell>
          <table:table-cell office:value-type="string">
            <text:p>Self Billed Invoice. Payment Terms</text:p>
          </table:table-cell>
          <table:table-cell office:value-type="string">
            <text:p>PaymentTerms</text:p>
          </table:table-cell>
          <table:table-cell office:value-type="string">
            <text:p>Associates the Invoice with the payment terms applicable/offered.</text:p>
          </table:table-cell>
          <table:table-cell office:value-type="string">
            <text:p>0..n</text:p>
          </table:table-cell>
          <table:table-cell office:value-type="string">
            <text:p>ASBIE</text:p>
          </table:table-cell>
          <table:table-cell office:value-type="string">
            <text:p>支払条件</text:p>
          </table:table-cell>
          <table:table-cell office:value-type="string">
            <text:p>支払条件への関連。</text:p>
          </table:table-cell>
          <table:table-cell table:style-name="ce31" table:number-columns-repeated="1016"/>
        </table:table-row>
        <table:table-row table:style-name="ro4">
          <table:table-cell office:value-type="float" office:value="41">
            <text:p>41</text:p>
          </table:table-cell>
          <table:table-cell office:value-type="string">
            <text:p>Self Billed Invoice. Prepaid_ Payment. Payment</text:p>
          </table:table-cell>
          <table:table-cell office:value-type="string">
            <text:p>PrepaidPayment</text:p>
          </table:table-cell>
          <table:table-cell office:value-type="string">
            <text:p>An association to prepaid payment(s).</text:p>
          </table:table-cell>
          <table:table-cell office:value-type="string">
            <text:p>0..n</text:p>
          </table:table-cell>
          <table:table-cell office:value-type="string">
            <text:p>ASBIE</text:p>
          </table:table-cell>
          <table:table-cell office:value-type="string">
            <text:p>前払い</text:p>
          </table:table-cell>
          <table:table-cell office:value-type="string">
            <text:p>前払いへの関連。</text:p>
          </table:table-cell>
          <table:table-cell table:style-name="ce31" table:number-columns-repeated="1016"/>
        </table:table-row>
        <table:table-row table:style-name="ro4">
          <table:table-cell office:value-type="float" office:value="42">
            <text:p>42</text:p>
          </table:table-cell>
          <table:table-cell office:value-type="string">
            <text:p>Self Billed Invoice. Allowance Charge</text:p>
          </table:table-cell>
          <table:table-cell office:value-type="string">
            <text:p>AllowanceCharge</text:p>
          </table:table-cell>
          <table:table-cell office:value-type="string">
            <text:p>Associates the Invoice with an overall charge or allowance.</text:p>
          </table:table-cell>
          <table:table-cell office:value-type="string">
            <text:p>0..n</text:p>
          </table:table-cell>
          <table:table-cell office:value-type="string">
            <text:p>ASBIE</text:p>
          </table:table-cell>
          <table:table-cell office:value-type="string">
            <text:p>割引き・割増し</text:p>
          </table:table-cell>
          <table:table-cell office:value-type="string">
            <text:p>請求書の全体へ適用される割増し・割引きへの関連。</text:p>
          </table:table-cell>
          <table:table-cell table:style-name="ce31" table:number-columns-repeated="1016"/>
        </table:table-row>
        <table:table-row table:style-name="ro5">
          <table:table-cell office:value-type="float" office:value="43">
            <text:p>43</text:p>
          </table:table-cell>
          <table:table-cell office:value-type="string">
            <text:p>Self Billed Invoice. Tax_ Exchange Rate. Exchange Rate</text:p>
          </table:table-cell>
          <table:table-cell office:value-type="string">
            <text:p>TaxExchangeRate</text:p>
          </table:table-cell>
          <table:table-cell office:value-type="string">
            <text:p>An association to Exchange Rate between the Document Currency and the Tax Currency.</text:p>
          </table:table-cell>
          <table:table-cell office:value-type="string">
            <text:p>0..1</text:p>
          </table:table-cell>
          <table:table-cell office:value-type="string">
            <text:p>ASBIE</text:p>
          </table:table-cell>
          <table:table-cell office:value-type="string">
            <text:p>課税為替レート</text:p>
          </table:table-cell>
          <table:table-cell office:value-type="string">
            <text:p>文書通貨と課税通貨の間の為替レートへの関連。</text:p>
          </table:table-cell>
          <table:table-cell table:style-name="ce31" table:number-columns-repeated="1016"/>
        </table:table-row>
        <table:table-row table:style-name="ro5">
          <table:table-cell office:value-type="float" office:value="44">
            <text:p>44</text:p>
          </table:table-cell>
          <table:table-cell office:value-type="string">
            <text:p>Self Billed Invoice. Pricing_ Exchange Rate. Exchange Rate</text:p>
          </table:table-cell>
          <table:table-cell office:value-type="string">
            <text:p>PricingExchangeRate</text:p>
          </table:table-cell>
          <table:table-cell office:value-type="string">
            <text:p>An association to Exchange Rate between the Document Currency and the Pricing Currency.</text:p>
          </table:table-cell>
          <table:table-cell office:value-type="string">
            <text:p>0..1</text:p>
          </table:table-cell>
          <table:table-cell office:value-type="string">
            <text:p>ASBIE</text:p>
          </table:table-cell>
          <table:table-cell office:value-type="string">
            <text:p>価格為替レート</text:p>
          </table:table-cell>
          <table:table-cell office:value-type="string">
            <text:p>文書通貨と価格通貨の間の為替レートへの関連。</text:p>
          </table:table-cell>
          <table:table-cell table:style-name="ce31" table:number-columns-repeated="1016"/>
        </table:table-row>
        <table:table-row table:style-name="ro5">
          <table:table-cell office:value-type="float" office:value="45">
            <text:p>45</text:p>
          </table:table-cell>
          <table:table-cell office:value-type="string">
            <text:p>Self Billed Invoice. Payment_ Exchange Rate. Exchange Rate</text:p>
          </table:table-cell>
          <table:table-cell office:value-type="string">
            <text:p>PaymentExchangeRate</text:p>
          </table:table-cell>
          <table:table-cell office:value-type="string">
            <text:p>An association to Exchange Rate between the Document Currency and the Payment Currency.</text:p>
          </table:table-cell>
          <table:table-cell office:value-type="string">
            <text:p>0..1</text:p>
          </table:table-cell>
          <table:table-cell office:value-type="string">
            <text:p>ASBIE</text:p>
          </table:table-cell>
          <table:table-cell office:value-type="string">
            <text:p>支払為替レート</text:p>
          </table:table-cell>
          <table:table-cell office:value-type="string">
            <text:p>文書通貨と支払通貨の間の為替レートへの関連。</text:p>
          </table:table-cell>
          <table:table-cell table:style-name="ce31" table:number-columns-repeated="1016"/>
        </table:table-row>
        <table:table-row table:style-name="ro5">
          <table:table-cell office:value-type="float" office:value="46">
            <text:p>46</text:p>
          </table:table-cell>
          <table:table-cell office:value-type="string">
            <text:p>Self Billed Invoice. Payment Alternative_ Exchange Rate. Exchange Rate</text:p>
          </table:table-cell>
          <table:table-cell office:value-type="string">
            <text:p>PaymentAlternativeExchangeRate</text:p>
          </table:table-cell>
          <table:table-cell office:value-type="string">
            <text:p>An association to Exchange Rate between the Document Currency and the Payment Alternative Currency.</text:p>
          </table:table-cell>
          <table:table-cell office:value-type="string">
            <text:p>0..1</text:p>
          </table:table-cell>
          <table:table-cell office:value-type="string">
            <text:p>ASBIE</text:p>
          </table:table-cell>
          <table:table-cell office:value-type="string">
            <text:p>支払代替為替レート</text:p>
          </table:table-cell>
          <table:table-cell office:value-type="string">
            <text:p>文書通貨と支払代替通貨の間の為替レートへの関連。</text:p>
          </table:table-cell>
          <table:table-cell table:style-name="ce31" table:number-columns-repeated="1016"/>
        </table:table-row>
        <table:table-row table:style-name="ro4">
          <table:table-cell office:value-type="float" office:value="47">
            <text:p>47</text:p>
          </table:table-cell>
          <table:table-cell office:value-type="string">
            <text:p>Self Billed Invoice. Tax Total</text:p>
          </table:table-cell>
          <table:table-cell office:value-type="string">
            <text:p>TaxTotal</text:p>
          </table:table-cell>
          <table:table-cell office:value-type="string">
            <text:p>Associates the Invoice with summary information for a particular tax.</text:p>
          </table:table-cell>
          <table:table-cell office:value-type="string">
            <text:p>0..n</text:p>
          </table:table-cell>
          <table:table-cell office:value-type="string">
            <text:p>ASBIE</text:p>
          </table:table-cell>
          <table:table-cell office:value-type="string">
            <text:p>合計税額</text:p>
          </table:table-cell>
          <table:table-cell office:value-type="string">
            <text:p>特定の合計税額の要約情報への関連。</text:p>
          </table:table-cell>
          <table:table-cell table:style-name="ce31" table:number-columns-repeated="1016"/>
        </table:table-row>
        <table:table-row table:style-name="ro4">
          <table:table-cell table:style-name="ce3" office:value-type="float" office:value="48">
            <text:p>48</text:p>
          </table:table-cell>
          <table:table-cell table:style-name="ce3" office:value-type="string">
            <text:p>Self Billed Invoice. Legal_ Monetary Total. Monetary Total</text:p>
          </table:table-cell>
          <table:table-cell table:style-name="ce3" office:value-type="string">
            <text:p>LegalMonetaryTotal</text:p>
          </table:table-cell>
          <table:table-cell table:style-name="ce3" office:value-type="string">
            <text:p>Associates the Invoice with a set of totals required for the Invoice to be a legal document.</text:p>
          </table:table-cell>
          <table:table-cell table:style-name="ce3" office:value-type="float" office:value="1">
            <text:p>1</text:p>
          </table:table-cell>
          <table:table-cell table:style-name="ce16" office:value-type="string">
            <text:p>ASBIE</text:p>
          </table:table-cell>
          <table:table-cell table:style-name="ce22" office:value-type="string">
            <text:p>合計額</text:p>
          </table:table-cell>
          <table:table-cell table:style-name="ce28" office:value-type="string">
            <text:p>割引き、割増し、税金を含む請求書で支払われる合計額への関連。</text:p>
          </table:table-cell>
          <table:table-cell table:number-columns-repeated="1016"/>
        </table:table-row>
        <table:table-row table:style-name="ro6">
          <table:table-cell table:style-name="ce3" office:value-type="float" office:value="49">
            <text:p>49</text:p>
          </table:table-cell>
          <table:table-cell table:style-name="ce3" office:value-type="string">
            <text:p>Self Billed Invoice. Invoice Line</text:p>
          </table:table-cell>
          <table:table-cell table:style-name="ce3" office:value-type="string">
            <text:p>InvoiceLine</text:p>
          </table:table-cell>
          <table:table-cell table:style-name="ce3" office:value-type="string">
            <text:p>An Invoice has one or more invoice lines.</text:p>
          </table:table-cell>
          <table:table-cell table:style-name="ce3" office:value-type="string">
            <text:p>1..n</text:p>
          </table:table-cell>
          <table:table-cell table:style-name="ce16" office:value-type="string">
            <text:p>ASBIE</text:p>
          </table:table-cell>
          <table:table-cell table:style-name="ce22" office:value-type="string">
            <text:p>請求書明細行</text:p>
          </table:table-cell>
          <table:table-cell table:style-name="ce16" office:value-type="string">
            <text:p>1<text:span text:style-name="T1">つ以上の請求書明細行への関連。</text:span></text:p>
          </table:table-cell>
          <table:table-cell table:number-columns-repeated="1016"/>
        </table:table-row>
        <table:table-row table:style-name="ro6">
          <table:table-cell table:style-name="ce5" table:number-columns-repeated="5"/>
          <table:table-cell table:style-name="ce18" office:value-type="string">
            <text:p>END</text:p>
          </table:table-cell>
          <table:table-cell table:style-name="ce5" table:number-columns-repeated="2"/>
          <table:table-cell table:style-name="ce32" table:number-columns-repeated="1016"/>
        </table:table-row>
        <table:table-row table:style-name="ro8" table:number-rows-repeated="10">
          <table:table-cell table:style-name="ce6" table:number-columns-repeated="8"/>
          <table:table-cell table:number-columns-repeated="1016"/>
        </table:table-row>
        <table:table-row table:style-name="ro8">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9.51pt" fo:margin-bottom="14.4pt" fo:margin-left="37.45pt" fo:margin-right="21.6pt" style:first-page-number="continue" style:scale-to="75%" style:writing-mode="lr-tb"/>
      <style:header-style>
        <style:header-footer-properties fo:min-height="21.29pt" fo:margin-left="16.41pt" fo:margin-right="32.26pt" fo:margin-bottom="0pt"/>
      </style:header-style>
      <style:footer-style>
        <style:header-footer-properties fo:min-height="21.29pt" fo:margin-left="16.41pt" fo:margin-right="32.26pt" fo:margin-top="13.75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9</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SelfBilledInvoice-2.0</dc:title>
    <dc:subject>Japanese Localization</dc:subject>
    <meta:initial-creator>UBL Localization Subcommittees</meta:initial-creator>
    <meta:creation-date>2006-11-11T09:58:57</meta:creation-date>
    <dc:creator>Administrator</dc:creator>
    <dc:date>2008-10-23T11:18:59</dc:date>
    <meta:print-date>2008-08-26T02:55:10</meta:print-date>
    <meta:document-statistic meta:table-count="1" meta:cell-count="403" meta:object-count="0"/>
    <meta:generator>OpenOffice.org/3.0$Win32 OpenOffice.org_project/300m9$Build-9358</meta:generator>
  </office:meta>
</office:document-meta>
</file>